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quirements and Specification</text:p>
      <text:list xml:id="list8774270067083750328" text:style-name="L1">
        <text:list-item>
          <text:p text:style-name="P1">Site logo</text:p>
        </text:list-item>
        <text:list-item>
          <text:p text:style-name="P1">Cover photo of the place</text:p>
        </text:list-item>
        <text:list-item>
          <text:p text:style-name="P1">About us</text:p>
          <text:p text:style-name="P1">- little about us</text:p>
        </text:list-item>
        <text:list-item>
          <text:p text:style-name="P1">Services</text:p>
          <text:p text:style-name="P1">- What we offer</text:p>
          <text:p text:style-name="P1">like: Promos and Discounts</text:p>
        </text:list-item>
        <text:list-item>
          <text:p text:style-name="P1">Gallery</text:p>
          <text:p text:style-name="P1">- Pictures inside the cafe</text:p>
          <text:p text:style-name="P1">like: How the units look, wall designs, front store, tarpaulins, Rules and Regulations</text:p>
        </text:list-item>
        <text:list-item>
          <text:p text:style-name="P1">Programs</text:p>
          <text:p text:style-name="P1">like: Playing games in competition</text:p>
        </text:list-item>
        <text:list-item>
          <text:p text:style-name="P1">Contact information</text:p>
        </text:list-item>
        <text:list-item>
          <text:p text:style-name="P1">Target Audience – Students and Out-of-School Youth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2:11:55.91</meta:creation-date>
    <meta:document-statistic meta:table-count="0" meta:image-count="0" meta:object-count="0" meta:page-count="1" meta:paragraph-count="15" meta:word-count="73" meta:character-count="381"/>
    <dc:date>2018-02-14T12:24:23.53</dc:date>
    <meta:editing-duration>PT12M27S</meta:editing-duration>
    <meta:editing-cycles>1</meta:editing-cycles>
    <meta:generator>OpenOffice.org/3.4.1$Win32 OpenOffice.org_project/341m1$Build-9593</meta:generator>
  </office:meta>
</office:document-meta>
</file>